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2d404" officeooo:paragraph-rsid="0022d404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393cd" style:font-weight-asian="bold" style:font-weight-complex="bold"/>
    </style:style>
    <style:style style:name="T4" style:family="text">
      <style:text-properties style:font-name="DejaVu Sans Condensed" fo:font-weight="bold" officeooo:rsid="002449e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3"/>
      <text:list xml:id="list3450264850" text:style-name="L1">
        <text:list-item>
          <text:p text:style-name="P1">None y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8:58.240000000</dc:date>
    <meta:editing-duration>PT4H22M6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1" meta:non-whitespace-character-count="35"/>
  </office:meta>
</office:document-meta>
</file>